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38938053097345">
            <text:p>73,89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saform-scale</text:p>
          </table:table-cell>
          <table:table-cell table:number-columns-repeated="3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2">12-07-2009</text:date>, <text:time>21:3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12T21:38:11</dc:date>
    <dc:language>pt-PT</dc:language>
    <meta:editing-cycles>65</meta:editing-cycles>
    <meta:editing-duration>PT59H08M23S</meta:editing-duration>
    <dc:creator>nuno pinheiro</dc:creator>
    <meta:document-statistic meta:table-count="1" meta:cell-count="1299" meta:object-count="0"/>
    <meta:user-defined meta:name="Info 1"/>
    <meta:user-defined meta:name="Info 2"/>
    <meta:user-defined meta:name="Info 3"/>
    <meta:user-defined meta:name="Info 4"/>
  </office:meta>
</office:document-meta>
</file>